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83.79pt"/>
    </style:style>
    <style:style style:name="co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E</text:p>
          </table:table-cell>
          <table:table-cell table:number-columns-repeated="2"/>
          <table:table-cell office:value-type="string" calcext:value-type="string">
            <text:p>M-SPARC</text:p>
          </table:table-cell>
          <table:table-cell table:number-columns-repeated="7"/>
          <table:table-cell office:value-type="string" calcext:value-type="string">
            <text:p>energy shift in QE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-2.6494" calcext:value-type="float">
            <text:p>-2.6494</text:p>
          </table:table-cell>
          <table:table-cell office:value-type="float" office:value="1.3886" calcext:value-type="float">
            <text:p>1.3886</text:p>
          </table:table-cell>
          <table:table-cell/>
          <table:table-cell office:value-type="float" office:value="-0.2164" calcext:value-type="float">
            <text:p>-0.2164</text:p>
          </table:table-cell>
          <table:table-cell office:value-type="float" office:value="-0.0918" calcext:value-type="float">
            <text:p>-0.0918</text:p>
          </table:table-cell>
          <table:table-cell table:number-columns-repeated="6"/>
          <table:table-cell office:value-type="string" calcext:value-type="string">
            <text:p>HSE06</text:p>
          </table:table-cell>
          <table:table-cell/>
          <table:table-cell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PBE</text:p>
          </table:table-cell>
          <table:table-cell/>
        </table:table-row>
        <table:table-row table:style-name="ro1">
          <table:table-cell office:value-type="float" office:value="-2.5167" calcext:value-type="float">
            <text:p>-2.5167</text:p>
          </table:table-cell>
          <table:table-cell office:value-type="float" office:value="0.793" calcext:value-type="float">
            <text:p>0.793</text:p>
          </table:table-cell>
          <table:table-cell/>
          <table:table-cell office:value-type="float" office:value="-0.2419" calcext:value-type="float">
            <text:p>-0.2419</text:p>
          </table:table-cell>
          <table:table-cell office:value-type="float" office:value="-0.0689" calcext:value-type="float">
            <text:p>-0.0689</text:p>
          </table:table-cell>
          <table:table-cell/>
          <table:table-cell office:value-type="string" calcext:value-type="string">
            <text:p>200 Ry</text:p>
          </table:table-cell>
          <table:table-cell office:value-type="string" calcext:value-type="string">
            <text:p>QE</text:p>
          </table:table-cell>
          <table:table-cell table:formula="of:=-312.34960926/2/2" office:value-type="float" office:value="-78.087402315" calcext:value-type="float">
            <text:p>-78.087402315</text:p>
          </table:table-cell>
          <table:table-cell table:formula="of:=[.I3]-[.S5]" office:value-type="float" office:value="-78.0872136665" calcext:value-type="float">
            <text:p>-78.0872136665</text:p>
          </table:table-cell>
          <table:table-cell office:value-type="string" calcext:value-type="string">
            <text:p>300 Ry</text:p>
          </table:table-cell>
          <table:table-cell office:value-type="string" calcext:value-type="string">
            <text:p>QE</text:p>
          </table:table-cell>
          <table:table-cell table:formula="of:=-312.34961606/2/2" office:value-type="float" office:value="-78.087404015" calcext:value-type="float">
            <text:p>-78.087404015</text:p>
          </table:table-cell>
          <table:table-cell table:number-columns-repeated="2"/>
          <table:table-cell office:value-type="string" calcext:value-type="string">
            <text:p>300 Ry</text:p>
          </table:table-cell>
          <table:table-cell office:value-type="string" calcext:value-type="string">
            <text:p>QE</text:p>
          </table:table-cell>
          <table:table-cell table:formula="of:=-321.81954591/2/2" office:value-type="float" office:value="-80.4548864775" calcext:value-type="float">
            <text:p>-80.4548864775</text:p>
          </table:table-cell>
          <table:table-cell/>
        </table:table-row>
        <table:table-row table:style-name="ro1">
          <table:table-cell office:value-type="float" office:value="-1.1605" calcext:value-type="float">
            <text:p>-1.1605</text:p>
          </table:table-cell>
          <table:table-cell office:value-type="float" office:value="-0.1537" calcext:value-type="float">
            <text:p>-0.1537</text:p>
          </table:table-cell>
          <table:table-cell/>
          <table:table-cell office:value-type="float" office:value="-0.2157" calcext:value-type="float">
            <text:p>-0.2157</text:p>
          </table:table-cell>
          <table:table-cell office:value-type="float" office:value="-0.1339" calcext:value-type="float">
            <text:p>-0.1339</text:p>
          </table:table-cell>
          <table:table-cell/>
          <table:table-cell office:value-type="string" calcext:value-type="string">
            <text:p>0.2 Bohr, PPD</text:p>
          </table:table-cell>
          <table:table-cell office:value-type="string" calcext:value-type="string">
            <text:p>M-SPARC</text:p>
          </table:table-cell>
          <table:table-cell table:style-name="ce2" office:value-type="float" office:value="-78.087222293" calcext:value-type="float">
            <text:p>-78.087222293</text:p>
          </table:table-cell>
          <table:table-cell/>
          <table:table-cell office:value-type="string" calcext:value-type="string">
            <text:p>0.12 Bohr, PPD</text:p>
          </table:table-cell>
          <table:table-cell office:value-type="string" calcext:value-type="string">
            <text:p>SPARC</text:p>
          </table:table-cell>
          <table:table-cell table:style-name="ce2" office:value-type="float" office:value="-78.087203996" calcext:value-type="float">
            <text:p>-78.087203996</text:p>
          </table:table-cell>
          <table:table-cell table:formula="of:=[.M3]-[.M4]" office:value-type="float" office:value="-0.000200019000004659" calcext:value-type="float">
            <text:p>-0.000200019000005</text:p>
          </table:table-cell>
          <table:table-cell table:number-columns-repeated="5"/>
        </table:table-row>
        <table:table-row table:style-name="ro1">
          <table:table-cell office:value-type="float" office:value="-1.8551" calcext:value-type="float">
            <text:p>-1.8551</text:p>
          </table:table-cell>
          <table:table-cell office:value-type="float" office:value="0.3697" calcext:value-type="float">
            <text:p>0.3697</text:p>
          </table:table-cell>
          <table:table-cell/>
          <table:table-cell office:value-type="float" office:value="-0.2449" calcext:value-type="float">
            <text:p>-0.2449</text:p>
          </table:table-cell>
          <table:table-cell office:value-type="float" office:value="-0.0962" calcext:value-type="float">
            <text:p>-0.0962</text:p>
          </table:table-cell>
          <table:table-cell table:number-columns-repeated="10"/>
          <table:table-cell office:value-type="string" calcext:value-type="string">
            <text:p>0.12Bohr, PPP</text:p>
          </table:table-cell>
          <table:table-cell office:value-type="string" calcext:value-type="string">
            <text:p>SPARC</text:p>
          </table:table-cell>
          <table:table-cell table:style-name="ce2" office:value-type="float" office:value="-80.454697829" calcext:value-type="float">
            <text:p>-80.454697829</text:p>
          </table:table-cell>
          <table:table-cell table:formula="of:=[.R3]-[.R5]" office:value-type="float" office:value="-0.000188648499999999" calcext:value-type="float">
            <text:p>-0.0001886485</text:p>
          </table:table-cell>
        </table:table-row>
        <table:table-row table:style-name="ro1">
          <table:table-cell office:value-type="float" office:value="-1.8754" calcext:value-type="float">
            <text:p>-1.8754</text:p>
          </table:table-cell>
          <table:table-cell office:value-type="float" office:value="1.5116" calcext:value-type="float">
            <text:p>1.5116</text:p>
          </table:table-cell>
          <table:table-cell/>
          <table:table-cell office:value-type="float" office:value="-0.2157" calcext:value-type="float">
            <text:p>-0.2157</text:p>
          </table:table-cell>
          <table:table-cell office:value-type="float" office:value="-0.1339" calcext:value-type="float">
            <text:p>-0.1339</text:p>
          </table:table-cell>
          <table:table-cell table:number-columns-repeated="14"/>
        </table:table-row>
        <table:table-row table:style-name="ro1">
          <table:table-cell office:value-type="float" office:value="-2.6494" calcext:value-type="float">
            <text:p>-2.6494</text:p>
          </table:table-cell>
          <table:table-cell office:value-type="float" office:value="1.3886" calcext:value-type="float">
            <text:p>1.3886</text:p>
          </table:table-cell>
          <table:table-cell/>
          <table:table-cell office:value-type="float" office:value="-0.2449" calcext:value-type="float">
            <text:p>-0.2449</text:p>
          </table:table-cell>
          <table:table-cell office:value-type="float" office:value="-0.0962" calcext:value-type="float">
            <text:p>-0.0962</text:p>
          </table:table-cell>
          <table:table-cell table:number-columns-repeated="14"/>
        </table:table-row>
        <table:table-row table:style-name="ro1">
          <table:table-cell office:value-type="float" office:value="-1.8551" calcext:value-type="float">
            <text:p>-1.8551</text:p>
          </table:table-cell>
          <table:table-cell office:value-type="float" office:value="0.3697" calcext:value-type="float">
            <text:p>0.3697</text:p>
          </table:table-cell>
          <table:table-cell/>
          <table:table-cell office:value-type="float" office:value="-0.24" calcext:value-type="float">
            <text:p>-0.24</text:p>
          </table:table-cell>
          <table:table-cell office:value-type="float" office:value="-0.1183" calcext:value-type="float">
            <text:p>-0.1183</text:p>
          </table:table-cell>
          <table:table-cell table:number-columns-repeated="14"/>
        </table:table-row>
        <table:table-row table:style-name="ro1">
          <table:table-cell office:value-type="float" office:value="-2.5675" calcext:value-type="float">
            <text:p>-2.5675</text:p>
          </table:table-cell>
          <table:table-cell office:value-type="float" office:value="2.0797" calcext:value-type="float">
            <text:p>2.0797</text:p>
          </table:table-cell>
          <table:table-cell/>
          <table:table-cell office:value-type="float" office:value="-0.1902" calcext:value-type="float">
            <text:p>-0.1902</text:p>
          </table:table-cell>
          <table:table-cell office:value-type="float" office:value="-0.1532" calcext:value-type="float">
            <text:p>-0.1532</text:p>
          </table:table-cell>
          <table:table-cell table:number-columns-repeated="12"/>
          <table:table-cell table:style-name="ce2"/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formula="of:=[.B2]-[.A2]" office:value-type="float" office:value="4.038" calcext:value-type="float">
            <text:p>4.038</text:p>
          </table:table-cell>
          <table:table-cell table:number-columns-repeated="2"/>
          <table:table-cell table:formula="of:=([.E2]-[.D2])*27.2113897" office:value-type="float" office:value="3.39053915662" calcext:value-type="float">
            <text:p>3.39053915662</text:p>
          </table:table-cell>
          <table:table-cell table:number-columns-repeated="14"/>
        </table:table-row>
        <table:table-row table:style-name="ro1">
          <table:table-cell/>
          <table:table-cell table:formula="of:=[.B3]-[.A3]" office:value-type="float" office:value="3.3097" calcext:value-type="float">
            <text:p>3.3097</text:p>
          </table:table-cell>
          <table:table-cell table:number-columns-repeated="2"/>
          <table:table-cell table:formula="of:=([.E3]-[.D3])*27.2113897" office:value-type="float" office:value="4.7075704181" calcext:value-type="float">
            <text:p>4.7075704181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.B4]-[.A4]" office:value-type="float" office:value="1.0068" calcext:value-type="float">
            <text:p>1.0068</text:p>
          </table:table-cell>
          <table:table-cell table:number-columns-repeated="2"/>
          <table:table-cell table:formula="of:=([.E4]-[.D4])*27.2113897" office:value-type="float" office:value="2.22589167746" calcext:value-type="float">
            <text:p>2.22589167746</text:p>
          </table:table-cell>
          <table:table-cell table:number-columns-repeated="14"/>
        </table:table-row>
        <table:table-row table:style-name="ro1">
          <table:table-cell/>
          <table:table-cell table:formula="of:=[.B5]-[.A5]" office:value-type="float" office:value="2.2248" calcext:value-type="float">
            <text:p>2.2248</text:p>
          </table:table-cell>
          <table:table-cell table:number-columns-repeated="2"/>
          <table:table-cell table:formula="of:=([.E5]-[.D5])*27.2113897" office:value-type="float" office:value="4.04633364839" calcext:value-type="float">
            <text:p>4.04633364839</text:p>
          </table:table-cell>
          <table:table-cell table:number-columns-repeated="14"/>
        </table:table-row>
        <table:table-row table:style-name="ro1">
          <table:table-cell/>
          <table:table-cell table:formula="of:=[.B6]-[.A6]" office:value-type="float" office:value="3.387" calcext:value-type="float">
            <text:p>3.387</text:p>
          </table:table-cell>
          <table:table-cell table:number-columns-repeated="2"/>
          <table:table-cell table:formula="of:=([.E6]-[.D6])*27.2113897" office:value-type="float" office:value="2.22589167746" calcext:value-type="float">
            <text:p>2.22589167746</text:p>
          </table:table-cell>
          <table:table-cell table:number-columns-repeated="14"/>
        </table:table-row>
        <table:table-row table:style-name="ro1">
          <table:table-cell/>
          <table:table-cell table:formula="of:=[.B7]-[.A7]" office:value-type="float" office:value="4.038" calcext:value-type="float">
            <text:p>4.038</text:p>
          </table:table-cell>
          <table:table-cell table:number-columns-repeated="2"/>
          <table:table-cell table:formula="of:=([.E7]-[.D7])*27.2113897" office:value-type="float" office:value="4.04633364839" calcext:value-type="float">
            <text:p>4.04633364839</text:p>
          </table:table-cell>
          <table:table-cell table:number-columns-repeated="14"/>
        </table:table-row>
        <table:table-row table:style-name="ro1">
          <table:table-cell/>
          <table:table-cell table:formula="of:=[.B8]-[.A8]" office:value-type="float" office:value="2.2248" calcext:value-type="float">
            <text:p>2.2248</text:p>
          </table:table-cell>
          <table:table-cell table:number-columns-repeated="2"/>
          <table:table-cell table:formula="of:=([.E8]-[.D8])*27.2113897" office:value-type="float" office:value="3.31162612649" calcext:value-type="float">
            <text:p>3.31162612649</text:p>
          </table:table-cell>
          <table:table-cell table:number-columns-repeated="14"/>
        </table:table-row>
        <table:table-row table:style-name="ro1">
          <table:table-cell/>
          <table:table-cell table:formula="of:=[.B9]-[.A9]" office:value-type="float" office:value="4.6472" calcext:value-type="float">
            <text:p>4.6472</text:p>
          </table:table-cell>
          <table:table-cell table:number-columns-repeated="2"/>
          <table:table-cell table:style-name="ce1" table:formula="of:=([.E9]-[.D9])*27.2113897" office:value-type="float" office:value="1.0068214189" calcext:value-type="float">
            <text:p>1.006821418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00/00/0000</text:date>, <text:time style:data-style-name="N2" text:time-value="10:48:10.478047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6T16:42:58.561384916</meta:creation-date>
    <dc:date>2022-11-13T18:35:05.806264033</dc:date>
    <meta:editing-duration>PT4H10M18S</meta:editing-duration>
    <meta:editing-cycles>31</meta:editing-cycles>
    <meta:generator>LibreOffice/5.3.6.1$Linux_X86_64 LibreOffice_project/30$Build-1</meta:generator>
    <meta:document-statistic meta:table-count="1" meta:cell-count="75" meta:object-count="0"/>
  </office:meta>
</office:document-meta>
</file>